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6"/>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text-align="center" style:justify-single-word="false"/>
      <style:text-properties fo:color="#ffffff"/>
    </style:style>
    <style:style style:name="P68" style:family="paragraph" style:parent-style-name="Table_20_Contents">
      <style:paragraph-properties fo:text-align="end" style:justify-single-word="false"/>
    </style:style>
    <style:style style:name="P69" style:family="paragraph" style:parent-style-name="Table_20_Contents" style:list-style-name="L12">
      <style:paragraph-properties fo:margin-left="0.415cm" fo:margin-right="0.011cm" fo:text-indent="0cm" style:auto-text-indent="false"/>
    </style:style>
    <style:style style:name="P70" style:family="paragraph" style:parent-style-name="Table_20_Contents" style:list-style-name="L12">
      <style:paragraph-properties fo:margin-left="0.415cm" fo:margin-right="0.011cm" fo:text-indent="0cm" style:auto-text-indent="false">
        <style:tab-stops/>
      </style:paragraph-properties>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2" style:family="paragraph" style:parent-style-name="Heading_20_2">
      <style:paragraph-properties fo:break-before="page"/>
    </style:style>
    <style:style style:name="P73" style:family="paragraph" style:parent-style-name="Heading_20_2">
      <style:paragraph-properties fo:margin-left="3cm" fo:margin-right="0cm" fo:text-indent="0cm" style:auto-text-indent="false"/>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5</text:p>
      <text:p text:style-name="P16">Installation and Configuration Guide</text:p>
      <text:p text:style-name="P7"/>
      <text:p text:style-name="P45">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8</text:p>
          <text:p text:style-name="P44">Authenticating using C.A.S. <text:s text:c="2"/><text:tab/>19</text:p>
          <text:p text:style-name="P44">Database Configuration <text:s text:c="2"/><text:tab/>20</text:p>
          <text:p text:style-name="P44">Authentication using SQL <text:s text:c="2"/><text:tab/>21</text:p>
          <text:p text:style-name="P44">SMTP Server Configuration <text:s text:c="2"/><text:tab/>22</text:p>
          <text:p text:style-name="P44">IMAP Server Configuration <text:s text:c="2"/><text:tab/>23</text:p>
          <text:p text:style-name="P44">Web Interface Configuration <text:s text:c="2"/><text:tab/>24</text:p>
          <text:p text:style-name="P44">SOGo Configuration Summary <text:s text:c="2"/><text:tab/>27</text:p>
          <text:p text:style-name="P44">Apache Configuration <text:s text:c="2"/><text:tab/>29</text:p>
          <text:p text:style-name="P44">Starting Services <text:s text:c="2"/><text:tab/>30</text:p>
          <text:p text:style-name="P44">EMail reminders <text:s text:c="2"/><text:tab/>30</text:p>
          <text:p text:style-name="P43"><text:soft-page-break/>Chapter 6<text:tab/>Managing User Accounts <text:s text:c="2"/><text:tab/>31</text:p>
          <text:p text:style-name="P44">Creating the SOGo Administrative Account <text:s text:c="2"/><text:tab/>31</text:p>
          <text:p text:style-name="P44">Creating a User Account <text:s text:c="2"/><text:tab/>31</text:p>
          <text:p text:style-name="P43">Chapter 7<text:tab/>Funambol <text:s text:c="2"/><text:tab/>33</text:p>
          <text:p text:style-name="P43">Chapter 8<text:tab/>Using SOGo <text:s text:c="2"/><text:tab/>35</text:p>
          <text:p text:style-name="P44">SOGo Web Interface <text:s text:c="2"/><text:tab/>35</text:p>
          <text:p text:style-name="P44">Mozilla Thunderbird and Lightning <text:s text:c="2"/><text:tab/>35</text:p>
          <text:p text:style-name="P44">Apple iCal 3 and 4 <text:s text:c="2"/><text:tab/>36</text:p>
          <text:p text:style-name="P44">Apple AddressBook (Mac OS X 10.6) <text:s text:c="2"/><text:tab/>36</text:p>
          <text:p text:style-name="P44">Funambol / Mobile Devices <text:s text:c="2"/><text:tab/>37</text:p>
          <text:p text:style-name="P43">Chapter 9<text:tab/>Additional Information <text:s text:c="2"/><text:tab/>38</text:p>
          <text:p text:style-name="P43">Chapter 10<text:tab/>Commercial Support and Contact Information <text:s text:c="2"/><text:tab/>39</text:p>
        </text:index-body>
      </text:table-of-content>
      <text:p text:style-name="Standard"/>
      <text:h text:style-name="P4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2"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269585080"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57581926"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1497318443" text:style-name="L3">
              <text:list-header>
                <text:p text:style-name="P54">◾ Intel, AMD or PowerPC CPU 3 GHz</text:p>
              </text:list-header>
            </text:list>
            <text:list xml:id="list701849844"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94292673" text:style-name="L5">
              <text:list-header>
                <text:p text:style-name="P56">◾ Intel, AMD, or PowerPC CPU 1.5 GHz</text:p>
              </text:list-header>
            </text:list>
            <text:list xml:id="list1387340982" text:style-name="L6">
              <text:list-header>
                <text:p text:style-name="P57">◾ 1024x768 monitor resolution</text:p>
              </text:list-header>
            </text:list>
            <text:list xml:id="list1294082884"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568292108" text:style-name="L8">
              <text:list-header>
                <text:p text:style-name="P59">◾ Apple Mac OS X 10.2 to 10.6</text:p>
              </text:list-header>
            </text:list>
            <text:p text:style-name="Table_20_Contents"/>
            <text:p text:style-name="Table_20_Contents">Linux</text:p>
            <text:list xml:id="list1702813414"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302123065"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2096313160" text:continue-numbering="true" text:style-name="L10">
              <text:list-header>
                <text:p text:style-name="P61">Apple iPhone / iPod / iPad using Apple iOS 3.0, 3.1, 4.0 or 4.1</text:p>
              </text:list-header>
            </text:list>
          </table:table-cell>
        </table:table-row>
      </table:table>
      <text:p text:style-name="Standard"/>
      <text:h text:style-name="P72" text:outline-level="2">Operating System Requirements</text:h>
      <text:p text:style-name="Standard">The following 32-bit and 64-bit operating systems are currently supported by SOGo :</text:p>
      <text:list xml:id="list1408144414" text:style-name="L11">
        <text:list-header>
          <text:p text:style-name="P50">❏<text:tab/>Red Hat Enterprise Linux (RHEL) 5.x Server</text:p>
          <text:p text:style-name="P50">❏<text:tab/>Community ENTerprise Operating System (CentOS) 5.x</text:p>
          <text:p text:style-name="P50">❏<text:tab/>Debian GNU/Linux (Lenny and Squeeze)</text:p>
          <text:p text:style-name="P50">❏<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2"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897530047"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311977527"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346517290" text:style-name="L13">
              <text:list-header>
                <text:p text:style-name="P63">◾ English</text:p>
                <text:p text:style-name="P63">◾ French</text:p>
                <text:p text:style-name="P63">◾ German</text:p>
                <text:p text:style-name="P63">◾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592124051" text:continue-list="list311977527"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730598695"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994645633"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3"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text:soft-page-break/>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text:soft-page-break/>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text:soft-page-break/>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72079902" text:style-name="L14">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982834250" text:continue-list="list1994645633" text:style-name="L12">
              <text:list-header>
                <text:p text:style-name="P69">◾ <text:span text:style-name="T6">c_uid</text:span> : will be used for authentication – it's a username or username@domain.tld</text:p>
                <text:p text:style-name="P69">◾ <text:span text:style-name="T6">c_name</text:span> : will be used to uniquely identify entries – which can be identical to c_uid </text:p>
                <text:p text:style-name="P69">◾ <text:span text:style-name="T6">c_password</text:span> : password of the user, plain text, md5 or sha encoded </text:p>
                <text:p text:style-name="P69">◾ <text:span text:style-name="T6">c_cn</text:span> : the user's common name</text:p>
                <text:p text:style-name="P69">◾ <text:span text:style-name="T6">mail</text:span> : the user's email address</text:p>
                <text:p text:style-name="P70"/>
                <text:p text:style-name="P70">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939757762"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398119785" text:style-name="L16">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391920762" text:continue-numbering="true" text:style-name="L16">
              <text:list-item>
                <text:p text:style-name="P65">sieve://localhost</text:p>
              </text:list-item>
              <text:list-item>
                <text:p text:style-name="P65">sieve://localhost:2000</text:p>
              </text:list-item>
            </text:list>
            <text:p text:style-name="Table_20_Contents">Note that SSL or TLS are not currently supported.</text:p>
          </table:table-cell>
        </table:table-row>
        <text:soft-page-break/>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666290252"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553939995"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ext:soft-page-break/>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068779956"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417885651"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text:soft-page-break/>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68</meta:editing-cycles>
    <meta:editing-duration>PT188H13M44S</meta:editing-duration>
    <dc:date>2010-12-14T13:04:20</dc:date>
    <meta:document-statistic meta:table-count="11" meta:image-count="4" meta:object-count="0" meta:page-count="42" meta:paragraph-count="944" meta:word-count="8116" meta:character-count="53289"/>
    <meta:user-defined meta:name="Info 1"/>
    <meta:user-defined meta:name="Info 2"/>
    <meta:user-defined meta:name="Info 3"/>
    <meta:user-defined meta:name="Info 4"/>
  </office:meta>
</office:document-meta>
</file>